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color="#000000" fo:font-size="12pt" fo:text-shadow="none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style:letter-kerning="true" style:font-name-asian="Courier New1" style:font-size-asian="12pt" style:font-style-asian="normal" style:font-name-complex="Courier New1" style:font-size-complex="12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3cm" svg:height="1.27cm" svg:x="6.08cm" svg:y="2.27cm">
          <text:p text:style-name="P1"><text:span text:style-name="T1">Class FormulaOperation</text:span></text:p>
        </draw:rect>
        <draw:rect draw:style-name="gr1" draw:text-style-name="P4" draw:layer="layout" svg:width="11.43cm" svg:height="3.175cm" svg:x="6.08cm" svg:y="3.54cm">
          <text:p text:style-name="P3"><text:span text:style-name="T2">+addFormula</text:span><text:span text:style-name="T2"><text:line-break/></text:span><text:span text:style-name="T2"> +deleteFormula</text:span><text:span text:style-name="T2"><text:line-break/></text:span><text:span text:style-name="T2"> +createFormula</text:span><text:span text:style-name="T2"><text:line-break/></text:span><text:span text:style-name="T2"> +updateFormula</text:span><text:span text:style-name="T2"><text:line-break/></text:span><text:span text:style-name="T2"> +replaceValueInExpression</text:span><text:span text:style-name="T2"><text:line-break/></text:span><text:span text:style-name="T2"> +findNextPositionVarInExpression()</text:span><text:span text:style-name="T2"><text:line-break/></text:span><text:span text:style-name="T2"> +Calculation</text:span></text:p>
        </draw:rect>
        <draw:rect draw:style-name="gr1" draw:text-style-name="P2" draw:layer="layout" svg:width="11.43cm" svg:height="1.27cm" svg:x="6.08cm" svg:y="7.35cm">
          <text:p text:style-name="P1"><text:span text:style-name="T1">Class FormulaExeption</text:span></text:p>
        </draw:rect>
        <draw:rect draw:style-name="gr1" draw:text-style-name="P4" draw:layer="layout" svg:width="11.43cm" svg:height="1.27cm" svg:x="6.08cm" svg:y="10.525cm">
          <text:p><text:span text:style-name="T2">+ __construct</text:span><text:span text:style-name="T2"><text:line-break/></text:span><text:span text:style-name="T2"> + writeIntoLog</text:span></text:p>
        </draw:rect>
        <draw:rect draw:style-name="gr1" draw:text-style-name="P5" draw:layer="layout" svg:width="11.43cm" svg:height="1.905cm" svg:x="6.08cm" svg:y="8.62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11.43cm" svg:height="1.27cm" svg:x="6.08cm" svg:y="12.43cm">
          <text:p text:style-name="P1"><text:span text:style-name="T1">Class Formula</text:span></text:p>
        </draw:rect>
        <draw:rect draw:style-name="gr1" draw:text-style-name="P4" draw:layer="layout" svg:width="11.43cm" svg:height="3.175cm" svg:x="6.08cm" svg:y="15.605cm">
          <text:p text:style-name="P3"><text:span text:style-name="T2">+ getFormulaById($id int) </text:span><text:span text:style-name="T2"><text:line-break/></text:span><text:span text:style-name="T2">+ checkFormulaSyntax(string) </text:span><text:span text:style-name="T2"><text:line-break/></text:span><text:span text:style-name="T2">+ getAllFormuls($db resourse) </text:span></text:p>
        </draw:rect>
        <draw:rect draw:style-name="gr1" draw:text-style-name="P5" draw:layer="layout" svg:width="11.43cm" svg:height="1.905cm" svg:x="6.08cm" svg:y="13.7cm">
          <text:p text:style-name="P3"><text:span text:style-name="T2">-const ="$"; //якорь переменной в выражении</text:span><text:span text:style-name="T2"><text:line-break/></text:span><text:span text:style-name="T2">-formulaArray array</text:span><text:span text:style-name="T2"><text:line-break/></text:span><text:span text:style-name="T2">-formulaCount int</text:span><text:span text:style-name="T2"><text:line-break/></text:span><text:span text:style-name="T2">-expressionString string</text:span></text:p>
        </draw:rect>
        <draw:rect draw:style-name="gr1" draw:text-style-name="P2" draw:layer="layout" svg:width="11.43cm" svg:height="1.27cm" svg:x="6.08cm" svg:y="19.415cm">
          <text:p text:style-name="P1"><text:span text:style-name="T1">Class WriterResults</text:span></text:p>
        </draw:rect>
        <draw:rect draw:style-name="gr1" draw:text-style-name="P4" draw:layer="layout" svg:width="11.43cm" svg:height="1.27cm" svg:x="6.08cm" svg:y="21.955cm">
          <text:p text:style-name="P3"><text:span text:style-name="T2">+__construct</text:span></text:p>
          <text:p text:style-name="P3"><text:span text:style-name="T2">+WriteIntoTable</text:span></text:p>
          <text:p text:style-name="P3"><text:span text:style-name="T2">+WriteIntoPdf</text:span></text:p>
        </draw:rect>
        <draw:rect draw:style-name="gr1" draw:text-style-name="P5" draw:layer="layout" svg:width="11.43cm" svg:height="1.27cm" svg:x="6.08cm" svg:y="20.685cm">
          <text:p text:style-name="P3"><text:span text:style-name="T2">-ItemExpendeture array</text:span></text:p>
        </draw:rect>
      </draw:page>
      <draw:page draw:name="page2" draw:style-name="dp1" draw:master-page-name="Default">
        <draw:rect draw:style-name="gr1" draw:text-style-name="P2" draw:layer="layout" svg:width="11.43cm" svg:height="1.27cm" svg:x="5.445cm" svg:y="2.27cm">
          <text:p text:style-name="P1"><text:span text:style-name="T1">Class InputParameters</text:span></text:p>
        </draw:rect>
        <draw:rect draw:style-name="gr1" draw:text-style-name="P4" draw:layer="layout" svg:width="11.43cm" svg:height="1.27cm" svg:x="5.445cm" svg:y="7.35cm">
          <text:p text:style-name="P3"><text:span text:style-name="T2">+Construct() </text:span></text:p>
        </draw:rect>
        <draw:rect draw:style-name="gr1" draw:text-style-name="P5" draw:layer="layout" svg:width="11.43cm" svg:height="3.81cm" svg:x="5.445cm" svg:y="3.54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11.43cm" svg:height="1.27cm" svg:x="5.445cm" svg:y="9.255cm">
          <text:p text:style-name="P1"><text:span text:style-name="T1">Class Database</text:span></text:p>
        </draw:rect>
        <draw:rect draw:style-name="gr1" draw:text-style-name="P4" draw:layer="layout" svg:width="11.43cm" svg:height="3.175cm" svg:x="5.445cm" svg:y="13.065cm">
          <text:p text:style-name="P3"><text:span text:style-name="T2"><text:s/></text:span><text:span text:style-name="T2">+ __construct </text:span><text:span text:style-name="T2"><text:line-break/></text:span><text:span text:style-name="T2"> + dbConnect</text:span><text:span text:style-name="T2"><text:line-break/></text:span><text:span text:style-name="T2"> + dbClose</text:span></text:p>
          <text:p text:style-name="P3"><text:span text:style-name="T2"><text:s/></text:span><text:span text:style-name="T2">+ printSqlQuery</text:span></text:p>
          <text:p text:style-name="P3"><text:span text:style-name="T4"><text:s/></text:span><text:span text:style-name="T4">+ </text:span><text:span text:style-name="T2">doQuery</text:span></text:p>
          <text:p text:style-name="P3"><text:span text:style-name="T2"/></text:p>
        </draw:rect>
        <draw:rect draw:style-name="gr1" draw:text-style-name="P5" draw:layer="layout" svg:width="11.43cm" svg:height="2.54cm" svg:x="5.445cm" svg:y="10.525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11.43cm" svg:height="1.27cm" svg:x="5.445cm" svg:y="17.51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11.43cm" svg:height="1.27cm" svg:x="5.445cm" svg:y="20.05cm">
          <text:p text:style-name="P3"><text:span text:style-name="T2">+CheckOrderOperation</text:span></text:p>
          <text:p text:style-name="P3"><text:span text:style-name="T2">+CheckVariableExist</text:span></text:p>
        </draw:rect>
        <draw:rect draw:style-name="gr1" draw:text-style-name="P5" draw:layer="layout" svg:width="11.43cm" svg:height="1.27cm" svg:x="5.445cm" svg:y="18.78cm">
          <text:p text:style-name="P3"><text:span text:style-name="T2">-RegularExpressions arra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1:40:22.695000000</meta:creation-date>
    <dc:date>2014-12-24T12:56:29.623000000</dc:date>
    <meta:editing-duration>PT3M9S</meta:editing-duration>
    <meta:editing-cycles>3</meta:editing-cycles>
    <meta:generator>LibreOffice/4.2.1.1$Windows_x86 LibreOffice_project/d7dbbd7842e6a58b0f521599204e827654e1fb8b</meta:generator>
    <meta:document-statistic meta:object-count="20"/>
  </office:meta>
</office:document-meta>
</file>